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odelo de Clases para un Centro Universitario:</text:span></text:span></text:p>
      <text:list xml:id="list2596982400" text:style-name="L1">
        <text:list-item>
          <text:p text:style-name="P3"><text:span text:style-name="Strong_20_Emphasis"><text:span text:style-name="T1">Clase: Centro Universitario</text:span></text:span></text:p>
          <text:list>
            <text:list-item>
              <text:p text:style-name="P2">Atributos: (ninguno especificado)</text:p>
            </text:list-item>
            <text:list-item>
              <text:p text:style-name="P2">Asociaciones: Contiene muchos Departamentos</text:p>
            </text:list-item>
          </text:list>
        </text:list-item>
        <text:list-item>
          <text:p text:style-name="P3"><text:span text:style-name="Strong_20_Emphasis"><text:span text:style-name="T1">Clase: Departamento</text:span></text:span></text:p>
          <text:list>
            <text:list-item>
              <text:p text:style-name="P2">Atributos: código, númeroProfesores, director</text:p>
            </text:list-item>
            <text:list-item>
              <text:p text:style-name="P2">Asociaciones:</text:p>
              <text:list>
                <text:list-item>
                  <text:p text:style-name="P2">Incluye muchas Áreas de Conocimiento</text:p>
                </text:list-item>
                <text:list-item>
                  <text:p text:style-name="P2">Formado por muchos Profesores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Clase: Área de Conocimiento</text:span></text:span></text:p>
          <text:list>
            <text:list-item>
              <text:p text:style-name="P2">Atributos: código</text:p>
            </text:list-item>
            <text:list-item>
              <text:p text:style-name="P2">Asociación: Pertenece a un Departamento</text:p>
            </text:list-item>
          </text:list>
        </text:list-item>
        <text:list-item>
          <text:p text:style-name="P3"><text:span text:style-name="Strong_20_Emphasis"><text:span text:style-name="T1">Clase: Profesor</text:span></text:span></text:p>
          <text:list>
            <text:list-item>
              <text:p text:style-name="P2">Atributos: dni, nombre, apellidos, dirección, teléfono</text:p>
            </text:list-item>
            <text:list-item>
              <text:p text:style-name="P2">Asociaciones:</text:p>
              <text:list>
                <text:list-item>
                  <text:p text:style-name="P2">Pertenece a un Departamento</text:p>
                </text:list-item>
                <text:list-item>
                  <text:p text:style-name="P2">Imparte muchas Asignaturas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Clase: Asignatura</text:span></text:span></text:p>
          <text:list>
            <text:list-item>
              <text:p text:style-name="P2">Atributos: código, descripción, créditosTotales, créditosTeóricos, créditosPrácticos</text:p>
            </text:list-item>
            <text:list-item>
              <text:p text:style-name="P2">Asociaciones:</text:p>
              <text:list>
                <text:list-item>
                  <text:p text:style-name="P2">Es impartida por muchos Profesores</text:p>
                </text:list-item>
                <text:list-item>
                  <text:p text:style-name="P2">Puede ser obligatoria, troncal u optativa</text:p>
                </text:list-item>
                <text:list-item>
                  <text:p text:style-name="P2">Tiene muchos Libros Recomendados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">Clase: Libro Recomendado</text:span></text:span></text:p>
          <text:list>
            <text:list-item>
              <text:p text:style-name="P2">Atributos: código, título, autor, ejemplaresDisponibles</text:p>
            </text:list-item>
            <text:list-item>
              <text:p text:style-name="P2">Asociación: Se encuentra en la Biblioteca del Centro</text:p>
            </text:list-item>
          </text:list>
        </text:list-item>
        <text:list-item>
          <text:p text:style-name="P3"><text:span text:style-name="Strong_20_Emphasis"><text:span text:style-name="T1">Clase: Materia Troncal</text:span></text:span></text:p>
          <text:list>
            <text:list-item>
              <text:p text:style-name="P2">Atributos: (ninguno especificado)</text:p>
            </text:list-item>
            <text:list-item>
              <text:p text:style-name="P2">Asociación: Correspondiente a muchas Asignaturas Troncales</text:p>
            </text:list-item>
          </text:list>
        </text:list-item>
        <text:list-item>
          <text:p text:style-name="P3"><text:span text:style-name="Strong_20_Emphasis"><text:span text:style-name="T1">Clase: Asignatura Optativa</text:span></text:span></text:p>
          <text:list>
            <text:list-item>
              <text:p text:style-name="P2">Atributos: cursosDisponibles, recomendaciones</text:p>
            </text:list-item>
            <text:list-item>
              <text:p text:style-name="P2">Asociación: Puede ser elegida en muchos Cursos</text:p>
            </text:list-item>
          </text:list>
        </text:list-item>
        <text:list-item>
          <text:p text:style-name="P3"><text:soft-page-break/><text:span text:style-name="Strong_20_Emphasis"><text:span text:style-name="T1">Clase: Aula</text:span></text:span></text:p>
          <text:list>
            <text:list-item>
              <text:p text:style-name="P2">Atributos: (ninguno especificado)</text:p>
            </text:list-item>
            <text:list-item>
              <text:p text:style-name="P2">Asociación: Utilizada por muchos Cursos</text:p>
            </text:list-item>
          </text:list>
        </text:list-item>
        <text:list-item>
          <text:p text:style-name="P3"><text:span text:style-name="Strong_20_Emphasis"><text:span text:style-name="T1">Clase: Curso</text:span></text:span></text:p>
          <text:list>
            <text:list-item>
              <text:p text:style-name="P2">Atributos: (ninguno especificado)</text:p>
            </text:list-item>
            <text:list-item>
              <text:p text:style-name="P2">Asociaciones:</text:p>
              <text:list>
                <text:list-item>
                  <text:p text:style-name="P2">Tiene muchas Asignaturas</text:p>
                </text:list-item>
                <text:list-item>
                  <text:p text:style-name="P3">Se imparte en muchas Aulas</text:p>
                </text:list-item>
              </text:list>
            </text:list-item>
          </text:list>
        </text:list-item>
      </text:list>
      <text:p text:style-name="P1"><text:span text:style-name="Strong_20_Emphasis"><text:span text:style-name="T1">Restricciones Semánticas:</text:span></text:span></text:p>
      <text:list xml:id="list3490847102" text:style-name="L2">
        <text:list-item>
          <text:p text:style-name="P4">Cada Profesor pertenece a un único Departamento.</text:p>
        </text:list-item>
        <text:list-item>
          <text:p text:style-name="P4">Una misma Asignatura puede ser impartida por más de un Profesor.</text:p>
        </text:list-item>
        <text:list-item>
          <text:p text:style-name="P4">Los Libros Recomendados están en la Biblioteca del Centro.</text:p>
        </text:list-item>
        <text:list-item>
          <text:p text:style-name="P4">Las Asignaturas pueden ser obligatorias, troncales u optativas.</text:p>
        </text:list-item>
        <text:list-item>
          <text:p text:style-name="P4">Las Asignaturas Troncales corresponden a una Materia Troncal.</text:p>
        </text:list-item>
        <text:list-item>
          <text:p text:style-name="P5">Las Asignaturas Optativas pueden ser elegidas en varios Cursos, con recomendaciones específica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26T13:23:01.133000000</dc:date>
    <meta:editing-duration>PT1M40S</meta:editing-duration>
    <meta:editing-cycles>1</meta:editing-cycles>
    <meta:document-statistic meta:table-count="0" meta:image-count="0" meta:object-count="0" meta:page-count="2" meta:paragraph-count="47" meta:word-count="251" meta:character-count="1753" meta:non-whitespace-character-count="1594"/>
    <meta:generator>LibreOffice/7.2.2.2$Windows_X86_64 LibreOffice_project/02b2acce88a210515b4a5bb2e46cbfb63fe97d56</meta:generator>
  </office:meta>
</office:document-meta>
</file>